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1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1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18cm" fo:min-width="1.26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2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16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19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808cm" fo:min-width="1.907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804cm" fo:min-width="2.149cm"/>
      <style:paragraph-properties style:writing-mode="lr-tb"/>
    </style:style>
    <style:style style:name="gr11" style:family="graphic" style:parent-style-name="standard">
      <style:graphic-properties draw:stroke="solid" draw:stroke-dash="Dot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9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ot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87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draw:stroke-dash="Dot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89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9cm"/>
      <style:paragraph-properties style:writing-mode="lr-tb"/>
    </style:style>
    <style:style style:name="gr15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88cm"/>
      <style:paragraph-properties style:writing-mode="lr-tb"/>
    </style:style>
    <style:style style:name="gr16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89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418cm" fo:min-width="1.39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9cm" fo:padding-top="0.165cm" fo:padding-bottom="0.165cm" fo:padding-left="0.29cm" fo:padding-right="0.29cm"/>
      <style:paragraph-properties style:writing-mode="lr-tb"/>
    </style:style>
    <style:style style:name="gr19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53cm" svg:stroke-color="#ff0000" draw:marker-start-width="0.279cm" draw:marker-end-width="0.279cm" draw:fill="solid" draw:fill-color="#ff0000" draw:opacity="100%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427cm" fo:min-width="2.532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5cm" fo:min-width="3.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95cm" fo:min-width="3.1cm" fo:padding-top="0.165cm" fo:padding-bottom="0.165cm" fo:padding-left="0.29cm" fo:padding-right="0.29cm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4.4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4.1cm"/>
      <style:paragraph-properties style:writing-mode="lr-tb"/>
    </style:style>
    <style:style style:name="gr3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5cm" fo:min-width="5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3.229cm" fo:min-width="2.821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699cm" fo:min-width="2.347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0.699cm" fo:min-width="2.347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3.229cm" fo:min-width="2.821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3.229cm" fo:min-width="2.82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699cm" fo:min-width="2.346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83cm" fo:min-width="16.4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3465a4" draw:marker-start-width="0.321cm" draw:marker-end-width="0.321cm" draw:fill-color="#ffffff" draw:textarea-horizontal-align="justify" draw:textarea-vertical-align="middle" draw:auto-grow-height="false" fo:min-height="3.229cm" fo:min-width="2.821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3465a4" draw:marker-start-width="0.321cm" draw:marker-end-width="0.321cm" draw:fill-color="#ffffff" draw:textarea-horizontal-align="justify" draw:textarea-vertical-align="middle" draw:auto-grow-height="false" fo:min-height="0.699cm" fo:min-width="2.347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5cm" fo:min-width="5.3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83cm" fo:min-width="8.2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35cm" fo:min-width="3.725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7cm" fo:min-width="3.122cm" fo:padding-top="0.151cm" fo:padding-bottom="0.151cm" fo:padding-left="0.276cm" fo:padding-right="0.276cm"/>
      <style:paragraph-properties style:writing-mode="lr-tb"/>
    </style:style>
    <style:style style:name="gr44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c9211e" draw:marker-start-width="0.279cm" draw:marker-end-width="0.279cm" draw:fill-color="#c9211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9.9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9.9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c9211e" draw:marker-start-width="0.279cm" draw:marker-end-width="0.279cm" draw:fill="solid" draw:fill-color="#c9211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176cm" fo:min-width="3.042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75cm" fo:min-width="2.53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8cm" fo:min-width="2.537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4.176cm" fo:min-width="3.042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958cm" fo:min-width="2.537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176cm" fo:min-width="3.04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6cm" fo:min-width="2.53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8cm" fo:min-width="2.536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75cm" fo:min-width="2.536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817cm" fo:min-width="4.3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817cm" fo:min-width="4.51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9.1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7cm" fo:padding-top="0.151cm" fo:padding-bottom="0.151cm" fo:padding-left="0.276cm" fo:padding-right="0.276cm"/>
      <style:paragraph-properties style:writing-mode="lr-tb"/>
    </style:style>
    <style:style style:name="gr63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3465a4" draw:marker-start-width="0.279cm" draw:marker-end-width="0.279cm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5cm" fo:min-width="2.7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24cm" fo:min-width="2.537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97cm" fo:min-width="2.537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7cm" fo:min-width="2.53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1.7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3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5cm" fo:min-width="1.7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5.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0.3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3.1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5cm" fo:min-width="0.3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2.4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46cm" fo:min-width="0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7.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 style:writing-mode="lr-tb"/>
      <style:text-properties fo:color="#c9211e" fo:language="en" fo:country="US"/>
    </style:style>
    <style:style style:name="P4" style:family="paragraph">
      <loext:graphic-properties draw:fill-color="#ffffff"/>
      <style:paragraph-properties fo:text-align="center" style:writing-mode="lr-tb"/>
      <style:text-properties fo:color="#c9211e"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loext:graphic-properties draw:fill-color="#ff0000"/>
      <style:paragraph-properties fo:text-align="center"/>
      <style:text-properties fo:language="en" fo:country="US"/>
    </style:style>
    <style:style style:name="P7" style:family="paragraph">
      <loext:graphic-properties draw:fill="solid" draw:fill-color="#ff0000" draw:opacity="100%"/>
      <style:paragraph-properties fo:text-align="center"/>
      <style:text-properties fo:language="en" fo:country="US"/>
    </style:style>
    <style:style style:name="P8" style:family="paragraph">
      <loext:graphic-properties draw:fill-color="#ffffff"/>
      <style:paragraph-properties fo:text-align="center"/>
      <style:text-properties fo:language="en" fo:country="US"/>
    </style:style>
    <style:style style:name="P9" style:family="paragraph">
      <loext:graphic-properties draw:fill-color="#3465a4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000000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color="#000000" fo:language="en" fo:country="US"/>
    </style:style>
    <style:style style:name="P12" style:family="paragraph">
      <loext:graphic-properties draw:fill-color="#c9211e"/>
      <style:paragraph-properties fo:text-align="center"/>
      <style:text-properties fo:language="en" fo:country="US"/>
    </style:style>
    <style:style style:name="P13" style:family="paragraph">
      <loext:graphic-properties draw:fill="solid" draw:fill-color="#c9211e"/>
      <style:paragraph-properties fo:text-align="center"/>
      <style:text-properties fo:language="en" fo:country="US"/>
    </style:style>
    <style:style style:name="P14" style:family="paragraph">
      <style:paragraph-properties fo:text-align="center" style:writing-mode="lr-tb"/>
      <style:text-properties fo:color="#3465a4" fo:language="en" fo:country="US"/>
    </style:style>
    <style:style style:name="P15" style:family="paragraph">
      <loext:graphic-properties draw:fill-color="#ffffff"/>
      <style:paragraph-properties fo:text-align="center" style:writing-mode="lr-tb"/>
      <style:text-properties fo:color="#3465a4" fo:language="en" fo:country="US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language="en" fo:country="US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language="en" fo:country="US"/>
    </style:style>
    <style:style style:name="P18" style:family="paragraph">
      <style:paragraph-properties fo:text-align="center" style:writing-mode="lr-tb"/>
      <style:text-properties fo:color="#00a933" fo:language="en" fo:country="US"/>
    </style:style>
    <style:style style:name="P19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20" style:family="paragraph">
      <style:paragraph-properties fo:text-align="start" style:writing-mode="lr-tb"/>
      <style:text-properties fo:language="en" fo:country="US"/>
    </style:style>
    <style:style style:name="P21" style:family="paragraph">
      <loext:graphic-properties draw:fill-color="#ffffff"/>
      <style:paragraph-properties fo:text-align="start" style:writing-mode="lr-tb"/>
      <style:text-properties fo:language="en" fo:country="US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color="#3465a4"/>
    </style:style>
    <style:style style:name="T4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2cm" svg:height="1.82cm" svg:x="0.05cm" svg:y="1.829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16cm" svg:height="1.82cm" svg:x="1.87cm" svg:y="1.829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3.686cm" svg:y="1.829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19cm" svg:height="1.82cm" svg:x="5.506cm" svg:y="1.829cm">
          <text:p text:style-name="P1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2cm" svg:height="1.82cm" svg:x="7.325cm" svg:y="1.829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2cm" svg:height="1.819cm" svg:x="0.087cm" svg:y="-0.05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2cm" svg:height="1.819cm" svg:x="1.907cm" svg:y="-0.051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816cm" svg:height="1.819cm" svg:x="3.727cm" svg:y="-0.051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2cm" svg:height="1.819cm" svg:x="5.543cm" svg:y="-0.051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819cm" svg:height="1.819cm" svg:x="7.363cm" svg:y="-0.051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9.273cm" svg:y1="0.993cm" svg:x2="11.573cm" svg:y2="0.993cm">
          <text:p/>
        </draw:line>
        <draw:line draw:style-name="gr8" draw:text-style-name="P5" draw:layer="layout" svg:x1="9.273cm" svg:y1="2.666cm" svg:x2="11.573cm" svg:y2="2.666cm">
          <text:p/>
        </draw:line>
        <draw:custom-shape draw:style-name="gr9" draw:text-style-name="P4" draw:layer="layout" svg:width="2.407cm" svg:height="1.058cm" svg:x="11.701cm" svg:y="0.459cm">
          <text:p text:style-name="P3"><text:span text:style-name="T1">Inde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649cm" svg:height="1.054cm" svg:x="11.701cm" svg:y="2.145cm">
          <text:p text:style-name="P3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.49cm" svg:height="1.49cm" svg:x="0.126cm" svg:y="2.49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.616cm" svg:y="2.49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3.103cm" svg:y="2.49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4.593cm" svg:y="2.49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6.082cm" svg:y="2.497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0.156cm" svg:y="0.95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.646cm" svg:y="0.95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3.136cm" svg:y="0.95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4.624cm" svg:y="0.957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6.114cm" svg:y="0.957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5.522cm" svg:y1="0.484cm" svg:x2="4.67cm" svg:y2="2.283cm">
          <text:p/>
        </draw:line>
        <draw:custom-shape draw:style-name="gr17" draw:text-style-name="P2" draw:layer="layout" svg:width="1.893cm" svg:height="0.668cm" svg:x="5.617cm" svg:y="0.1cm">
          <text:p text:style-name="P1">Add 5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9cm" svg:height="1.49cm" svg:x="7.51cm" svg:y="2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5" draw:layer="layout" svg:width="1.032cm" svg:height="0.968cm" draw:transform="skewX (-0.539306738866248) rotate (-1.19589960346652) translate (6.11664319170756cm 3.09206422026359cm)" svg:viewBox="0 0 1033 969" svg:d="M0 969c1423 1 961-969 961-969">
          <text:p/>
        </draw:path>
        <draw:custom-shape draw:style-name="gr20" draw:text-style-name="P6" draw:layer="layout" svg:width="0.189cm" svg:height="0.284cm" draw:transform="skewX (-0.00349065850398876) rotate (-0.383972435438753) translate (6.48cm 3.7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9" draw:text-style-name="P5" draw:layer="layout" svg:width="1.032cm" svg:height="0.968cm" draw:transform="skewX (-0.539306738866248) rotate (-1.19589960346652) translate (7.63130075518101cm 3.09206422026359cm)" svg:viewBox="0 0 1033 969" svg:d="M0 969c1423 1 961-969 961-969">
          <text:p/>
        </draw:path>
        <draw:custom-shape draw:style-name="gr20" draw:text-style-name="P6" draw:layer="layout" svg:width="0.189cm" svg:height="0.284cm" draw:transform="skewX (-0.00349065850398876) rotate (-0.383972435438753) translate (7.995cm 3.7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49cm" svg:height="1.49cm" svg:x="0.123cm" svg:y="9.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.613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3.1cm" svg:y="9.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4.59cm" svg:y="9.1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6.079cm" svg:y="9.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0.153cm" svg:y="7.56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.643cm" svg:y="7.56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3.133cm" svg:y="7.56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4.621cm" svg:y="7.561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6.111cm" svg:y="7.561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5" draw:layer="layout" svg:width="1.032cm" svg:height="0.968cm" draw:transform="skewX (0.539481271791447) rotate (1.19659773516731) translate (4.16735454791007cm 10.6781174572197cm)" svg:viewBox="0 0 1033 969" svg:d="M1033 969c-1424 0-961-969-961-969">
          <text:p/>
        </draw:path>
        <draw:custom-shape draw:style-name="gr20" draw:text-style-name="P6" draw:layer="layout" svg:width="0.189cm" svg:height="0.284cm" draw:transform="rotate (-0.383972435438753) translate (4.114cm 10.32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9" draw:text-style-name="P5" draw:layer="layout" svg:width="1.03cm" svg:height="0.968cm" draw:transform="skewX (0.536688744988256) rotate (1.19555053761612) translate (5.77349507877133cm 10.6787830999371cm)" svg:viewBox="0 0 1031 969" svg:d="M1031 969c-1423 1-958-969-958-969">
          <text:p/>
        </draw:path>
        <draw:custom-shape draw:style-name="gr20" draw:text-style-name="P6" draw:layer="layout" svg:width="0.189cm" svg:height="0.284cm" draw:transform="rotate (-0.383972435438753) translate (5.721cm 10.32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7" draw:layer="layout" svg:x1="4.667cm" svg:y1="8.813cm" svg:x2="2.963cm" svg:y2="10.896cm">
          <text:p/>
        </draw:line>
        <draw:line draw:style-name="gr21" draw:text-style-name="P7" draw:layer="layout" svg:x1="2.963cm" svg:y1="8.813cm" svg:x2="4.667cm" svg:y2="10.896cm">
          <text:p/>
        </draw:line>
        <draw:custom-shape draw:style-name="gr22" draw:text-style-name="P2" draw:layer="layout" svg:width="3.032cm" svg:height="0.677cm" svg:x="2.868cm" svg:y="7cm">
          <text:p text:style-name="P1">Remove 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9.826cm" svg:y="2.49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1.316cm" svg:y="2.49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2.803cm" svg:y="2.49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14.293cm" svg:y="2.49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5.782cm" svg:y="2.497cm">
          <text:p text:style-name="P1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9.856cm" svg:y="0.95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1.346cm" svg:y="0.95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12.836cm" svg:y="0.95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14.324cm" svg:y="0.957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15.814cm" svg:y="0.957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49cm" svg:height="1.49cm" svg:x="17.21cm" svg:y="2.497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489cm" svg:height="1.489cm" svg:x="17.3cm" svg:y="0.95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9cm" svg:height="1.49cm" svg:x="8.423cm" svg:y="9.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9.913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1.4cm" svg:y="9.1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12.89cm" svg:y="9.1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8.453cm" svg:y="7.56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9.943cm" svg:y="7.56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11.433cm" svg:y="7.56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12.921cm" svg:y="7.561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3" draw:text-style-name="P8" draw:layer="layout" svg:width="4.2cm" svg:height="4.4cm" svg:x="0.2cm" svg:y="0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0.5cm" svg:y="0.4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0.5cm" svg:y="2.7cm">
          <text:p text:style-name="P1">Next: <text:span text:style-name="T1">x0123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2cm" svg:x="0.5cm" svg:y="4.9cm">
          <text:p text:style-name="P3"><text:span text:style-name="T1">x0122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2cm" svg:height="4.4cm" svg:x="5.2cm" svg:y="0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5.5cm" svg:y="0.4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5.5cm" svg:y="2.7cm">
          <text:p text:style-name="P1">Next: 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2cm" svg:x="5.5cm" svg:y="4.9cm">
          <text:p text:style-name="P3"><text:span text:style-name="T1">x0123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0.934cm" svg:height="1.734cm" draw:transform="skewX (-0.490437519810407) rotate (-0.501258561172772) translate (4.10000641752392cm 3.39940809770465cm)" svg:viewBox="0 0 935 1735" svg:d="M0 1c252-1 330-34 453 448s77 1356 251 1282c173-73 231-98 231-98">
          <text:p/>
        </draw:path>
        <draw:custom-shape draw:style-name="gr26" draw:text-style-name="P9" draw:layer="layout" svg:width="0.35cm" svg:height="0.5cm" draw:transform="rotate (-1.5707963267949) translate (5.4cm 5.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5" draw:layer="layout" svg:x1="9.2cm" svg:y1="6.2cm" svg:x2="10cm" svg:y2="7cm">
          <text:p/>
        </draw:line>
        <draw:custom-shape draw:style-name="gr28" draw:text-style-name="P4" draw:layer="layout" svg:width="4.9cm" svg:height="0.4cm" svg:x="9.5cm" svg:y="7.2cm">
          <text:p text:style-name="P3"><text:span text:style-name="T1">Memory address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9.2cm" svg:y1="3.4cm" svg:x2="10cm" svg:y2="4.2cm">
          <text:p/>
        </draw:line>
        <draw:custom-shape draw:style-name="gr29" draw:text-style-name="P11" draw:layer="layout" svg:width="4.6cm" svg:height="0.5cm" svg:x="9.6cm" svg:y="4.4cm">
          <text:p text:style-name="P10"><text:span text:style-name="T2">End of linked lis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8" draw:text-style-name="P5" draw:layer="layout" svg:x1="4.8cm" svg:y1="0.516cm" svg:x2="3.9cm" svg:y2="2.416cm">
          <text:p/>
        </draw:line>
        <draw:custom-shape draw:style-name="gr30" draw:text-style-name="P2" draw:layer="layout" svg:width="5.5cm" svg:height="0.6cm" svg:x="4.9cm" svg:y="0.216cm">
          <text:p text:style-name="P1">Add a new element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cm" svg:y="6.3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237cm" svg:y="6.553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0.237cm" svg:y="8.372cm">
          <text:p text:style-name="P3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3.321cm" svg:height="3.479cm" svg:x="4.745cm" svg:y="6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4.982cm" svg:y="6.553cm">
          <text:p text:style-name="P3"><text:span text:style-name="T1">Value: 2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4.982cm" svg:y="8.372cm">
          <text:p text:style-name="P3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1) rotate (-0.13561208287996) translate (3.08403523196908cm 8.9252010374258cm)" svg:viewBox="0 0 1718 1011" svg:d="M0 0c464 0 605-19 832 262 226 280 142 789 461 746s425-57 425-57">
          <text:p/>
        </draw:path>
        <draw:custom-shape draw:style-name="gr26" draw:text-style-name="P9" draw:layer="layout" svg:width="0.277cm" svg:height="0.395cm" draw:transform="rotate (-1.5707963267949) translate (5.061cm 9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489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727cm" svg:y="6.553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727cm" svg:y="8.372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7.82868133876722cm 8.9252010794232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9.806cm 9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16.9cm" svg:height="0.633cm" svg:x="0.4cm" svg:y="10.516cm">
          <text:p text:style-name="P1">Update the previous reference to the new node position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322cm" svg:height="3.479cm" svg:x="9.489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727cm" svg:y="6.553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727cm" svg:y="8.372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322cm" svg:height="3.479cm" svg:x="14.23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14.468cm" svg:y="6.553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14.468cm" svg:y="8.372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12.5696813387672cm 8.9252010794232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14.547cm 9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14.23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14.468cm" svg:y="6.553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14.468cm" svg:y="8.372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.089cm" svg:y="1.28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326cm" svg:y="1.523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847cm" svg:height="0.949cm" svg:x="0.326cm" svg:y="3.342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321cm" svg:height="3.479cm" svg:x="4.834cm" svg:y="1.2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1.523cm">
          <text:p text:style-name="P10"><text:span text:style-name="T2">Value: 6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3.342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1) rotate (-0.13561208287996) translate (3.17303523196908cm 3.89520103742583cm)" svg:viewBox="0 0 1718 1011" svg:d="M0 0c464 0 605-19 832 262 226 280 142 789 461 746s425-57 425-57">
          <text:p/>
        </draw:path>
        <draw:custom-shape draw:style-name="gr26" draw:text-style-name="P9" draw:layer="layout" svg:width="0.277cm" svg:height="0.395cm" draw:transform="rotate (-1.5707963267949) translate (5.15cm 4.9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2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523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3.342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7.91768133876722cm 3.89520107942318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9.895cm 4.9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2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523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816cm" svg:y="3.342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0" draw:text-style-name="P2" draw:layer="layout" svg:width="5.8cm" svg:height="0.6cm" svg:x="3.6cm" svg:y="0.1cm">
          <text:p text:style-name="P1">Remove an element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.089cm" svg:y="1.1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326cm" svg:y="1.40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847cm" svg:height="0.949cm" svg:x="0.326cm" svg:y="3.226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321cm" svg:height="3.479cm" svg:x="4.834cm" svg:y="1.1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1.407cm">
          <text:p text:style-name="P10"><text:span text:style-name="T2">Value: 6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3.226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2) rotate (-0.13561208287996) translate (3.17303523196908cm 3.77920103742583cm)" svg:viewBox="0 0 1718 1011" svg:d="M0 0c464 0 605-19 832 262 226 280 142 789 461 746s425-57 425-57">
          <text:p/>
        </draw:path>
        <draw:custom-shape draw:style-name="gr26" draw:text-style-name="P9" draw:layer="layout" svg:width="0.277cm" svg:height="0.395cm" draw:transform="rotate (-1.5707963267949) translate (5.15cm 4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40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3.226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7.91768133876722cm 3.77920107942318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9.895cm 4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407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816cm" svg:y="3.226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.1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337cm" svg:y="6.237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0.337cm" svg:y="8.056cm">
          <text:p text:style-name="P3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321cm" svg:height="3.479cm" svg:x="4.845cm" svg:y="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82cm" svg:y="6.237cm">
          <text:p text:style-name="P10"><text:span text:style-name="T2">Value: 6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82cm" svg:y="8.056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277cm" svg:height="0.395cm" draw:transform="rotate (-1.5707963267949) translate (9.895cm 9.6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89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27cm" svg:y="6.237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27cm" svg:y="8.056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322cm" svg:height="3.479cm" svg:x="9.589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27cm" svg:y="6.237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827cm" svg:y="8.056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8.3cm" svg:y1="5.5cm" svg:x2="4.8cm" svg:y2="9.778cm">
          <text:p/>
        </draw:line>
        <draw:line draw:style-name="gr21" draw:text-style-name="P7" draw:layer="layout" svg:x1="4.8cm" svg:y1="5.5cm" svg:x2="8.3cm" svg:y2="9.778cm">
          <text:p/>
        </draw:line>
        <draw:path draw:style-name="gr25" draw:text-style-name="P5" draw:layer="layout" svg:width="6.299cm" svg:height="1.399cm" svg:x="3.2cm" svg:y="8.7cm" svg:viewBox="0 0 6300 1400" svg:d="M0 0c400 0 600 1166 1100 1263s3600 194 4000 97 1200-291 1200-291">
          <text:p/>
        </draw:path>
        <draw:custom-shape draw:style-name="gr41" draw:text-style-name="P2" draw:layer="layout" svg:width="8.7cm" svg:height="0.633cm" svg:x="2.4cm" svg:y="10.367cm">
          <text:p text:style-name="P1">Update the previous referenc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2" draw:text-style-name="P8" draw:layer="layout" svg:width="4.225cm" svg:height="4.6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622cm" svg:height="1.207cm" svg:x="0.402cm" svg:y="0.402cm">
          <text:p text:style-name="P1">Value: 8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0.4cm" svg:y="1.793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088cm" svg:height="1.865cm" draw:transform="skewX (-0.430572726467001) rotate (-0.443837228782159) translate (4.04193076479174cm 2.59961675847309cm)" svg:viewBox="0 0 1089 1866" svg:d="M0 0c293 1 383-34 527 484 143 517 91 1455 293 1377s269-105 269-105">
          <text:p/>
        </draw:path>
        <draw:custom-shape draw:style-name="gr26" draw:text-style-name="P9" draw:layer="layout" svg:width="0.352cm" svg:height="0.502cm" draw:transform="rotate (-1.5707963267949) translate (5.502cm 4.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1" draw:layer="layout" svg:width="3.622cm" svg:height="1.207cm" svg:x="0.4cm" svg:y="3.2cm">
          <text:p text:style-name="P10"><text:span text:style-name="T2">Previous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225cm" svg:height="4.6cm" svg:x="4.975cm" svg:y="0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622cm" svg:height="1.207cm" svg:x="5.277cm" svg:y="0.402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5.275cm" svg:y="1.793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5.275cm" svg:y="3.2cm">
          <text:p text:style-name="P10"><text:span text:style-name="T2">Previous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225cm" svg:height="4.6cm" svg:x="9.9cm" svg:y="0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622cm" svg:height="1.207cm" svg:x="10.202cm" svg:y="0.402cm">
          <text:p text:style-name="P1">Value: 10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10.2cm" svg:y="1.793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10.2cm" svg:y="3.2cm">
          <text:p text:style-name="P10"><text:span text:style-name="T2">Previous</text:span></text:p>
          <draw:enhanced-geometry svg:viewBox="0 0 21600 21600" draw:type="rectangle" draw:enhanced-path="M 0 0 L 21600 0 21600 21600 0 21600 0 0 Z N"/>
        </draw:custom-shape>
        <draw:path draw:style-name="gr44" draw:text-style-name="P5" draw:layer="layout" svg:width="1.558cm" svg:height="1.102cm" draw:transform="skewX (0.127059969545187) rotate (0.16301375213627) translate (3.76246793567823cm 3.95330680184585cm)" svg:viewBox="0 0 1559 1103" svg:d="M1559 0c-421 0-550-20-755 286-206 306-128 861-418 815-289-47-386-62-386-62">
          <text:p/>
        </draw:path>
        <draw:custom-shape draw:style-name="gr45" draw:text-style-name="P12" draw:layer="layout" svg:width="0.351cm" svg:height="0.502cm" draw:transform="rotate (-1.5707963267949) translate (3.802cm 4.8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5" draw:text-style-name="P5" draw:layer="layout" svg:width="1.088cm" svg:height="1.865cm" draw:transform="skewX (-0.430572726467001) rotate (-0.443837228782159) translate (8.94193076479174cm 2.58761675847309cm)" svg:viewBox="0 0 1089 1866" svg:d="M0 0c293 1 383-34 527 484 143 517 91 1455 293 1377s269-105 269-105">
          <text:p/>
        </draw:path>
        <draw:custom-shape draw:style-name="gr26" draw:text-style-name="P9" draw:layer="layout" svg:width="0.352cm" svg:height="0.502cm" draw:transform="rotate (-1.5707963267949) translate (10.402cm 4.8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4" draw:text-style-name="P5" draw:layer="layout" svg:width="1.558cm" svg:height="1.102cm" draw:transform="skewX (0.127059969545187) rotate (0.16301375213627) translate (8.66246793567823cm 3.94130680184585cm)" svg:viewBox="0 0 1559 1103" svg:d="M1559 0c-421 0-550-20-755 286-206 306-128 861-418 815-289-47-386-62-386-62">
          <text:p/>
        </draw:path>
        <draw:custom-shape draw:style-name="gr45" draw:text-style-name="P12" draw:layer="layout" svg:width="0.351cm" svg:height="0.502cm" draw:transform="rotate (-1.5707963267949) translate (8.702cm 4.80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custom-shape draw:style-name="gr46" draw:text-style-name="P2" draw:layer="layout" svg:width="10.4cm" svg:height="0.8cm" svg:x="2.3cm" svg:y="2.574cm"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3.3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4.1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4.9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5.774cm">
          <text:p/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2.531cm" svg:height="4.877cm" draw:transform="rotate (1.24913214565234) translate (0.192675446955691cm 2.77155918523775cm)" svg:viewBox="0 0 2532 4878" svg:d="M0 8c316 0 601-95 1391 379 791 475 1107 1107 1139 2151 31 1043-380 2340-380 2340">
          <text:p/>
        </draw:path>
        <draw:path draw:style-name="gr48" draw:text-style-name="P13" draw:layer="layout" svg:width="2.53cm" svg:height="4.877cm" draw:transform="rotate (-1.24913214565234) translate (14.3070555684983cm 0.374060834079922cm)" svg:viewBox="0 0 2531 4878" svg:d="M2531 8c-316 0-601-95-1391 379-791 475-1107 1107-1138 2151-32 1043 379 2340 379 2340">
          <text:p/>
        </draw:path>
        <draw:custom-shape draw:style-name="gr26" draw:text-style-name="P9" draw:layer="layout" svg:width="0.5cm" svg:height="0.5cm" draw:transform="rotate (-2.23471957425354) translate (5.898cm 2.2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2" draw:layer="layout" svg:width="0.5cm" svg:height="0.5cm" draw:transform="rotate (2.81975393952204) translate (15.314cm 3.27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" draw:layer="layout" svg:width="3.3cm" svg:height="0.7cm" svg:x="0.4cm" svg:y="0.174cm">
          <text:p text:style-name="P1">Push O(1)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3.3cm" svg:height="0.7cm" svg:x="11.4cm" svg:y="0.174cm">
          <text:p text:style-name="P1">Pop O(1)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50" draw:text-style-name="P8" draw:layer="layout" svg:width="3.542cm" svg:height="4.426cm" svg:x="2.482cm" svg:y="3.6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3.037cm" svg:height="2.025cm" svg:x="2.734cm" svg:y="3.976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3.037cm" svg:height="1.208cm" svg:x="2.734cm" svg:y="6.289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3.542cm" svg:height="4.426cm" svg:x="7.543cm" svg:y="3.6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037cm" svg:height="1.208cm" svg:x="7.796cm" svg:y="6.289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4) rotate (-0.13561208287996) translate (5.77123738375825cm 7.17181441303912cm)" svg:viewBox="0 0 1832 1079" svg:d="M0 0c494 0 646-20 887 279s151 843 491 797c341-46 454-61 454-61">
          <text:p/>
        </draw:path>
        <draw:custom-shape draw:style-name="gr26" draw:text-style-name="P9" draw:layer="layout" svg:width="0.296cm" svg:height="0.421cm" draw:transform="rotate (-1.5707963267949) translate (7.88cm 8.2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603cm" svg:y="3.6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6cm" svg:x="12.857cm" svg:y="3.976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036cm" svg:height="1.208cm" svg:x="12.857cm" svg:y="6.289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5) rotate (-0.13561208287996) translate (10.8321934936732cm 7.17181449367663cm)" svg:viewBox="0 0 1834 1079" svg:d="M0 0c494 0 646-20 887 279 242 299 153 843 493 797s454-61 454-61">
          <text:p/>
        </draw:path>
        <draw:custom-shape draw:style-name="gr26" draw:text-style-name="P9" draw:layer="layout" svg:width="0.296cm" svg:height="0.422cm" draw:transform="rotate (-1.5707963267949) translate (12.941cm 8.2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603cm" svg:y="3.67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3.036cm" svg:height="2.025cm" svg:x="12.857cm" svg:y="3.976cm">
          <text:p text:style-name="P3">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3.036cm" svg:height="1.208cm" svg:x="12.857cm" svg:y="6.289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8cm" svg:height="1.067cm" svg:x="1cm" svg:y="9.007cm">
          <text:p text:style-name="P1">Oldest element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5.014cm" svg:height="1.067cm" svg:x="13.693cm" svg:y="9.007cm">
          <text:p text:style-name="P1">Newest element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6cm" svg:y1="9.007cm" svg:x2="3.56cm" svg:y2="8.154cm">
          <text:p/>
        </draw:line>
        <draw:line draw:style-name="gr8" draw:text-style-name="P5" draw:layer="layout" svg:x1="16.04cm" svg:y1="9.007cm" svg:x2="15.08cm" svg:y2="8.154cm">
          <text:p/>
        </draw:line>
        <draw:custom-shape draw:style-name="gr61" draw:text-style-name="P4" draw:layer="layout" svg:width="9.6cm" svg:height="2cm" svg:x="0.2cm" svg:y="0.274cm">
          <text:p text:style-name="P3"><text:span text:style-name="T3">DEQUEUE</text:span><text:span text:style-name="T2">: </text:span></text:p>
          <text:p text:style-name="P3"><text:span text:style-name="T2">removing the element in the h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9.2cm" svg:height="2cm" svg:x="10cm" svg:y="0.274cm">
          <text:p text:style-name="P3"><text:span text:style-name="T1">ENQUEUE</text:span><text:span text:style-name="T2">: </text:span></text:p>
          <text:p text:style-name="P3"><text:span text:style-name="T2">adding a new element in the tail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399cm" svg:height="2.499cm" draw:transform="rotate (-3.14159265358979) translate (2.5cm 4.974cm)" svg:viewBox="0 0 1400 2500" svg:d="M0 0c800 0 1400 2500 1400 2500">
          <text:p/>
        </draw:path>
        <draw:path draw:style-name="gr44" draw:text-style-name="P5" draw:layer="layout" svg:width="1.399cm" svg:height="2.499cm" draw:transform="rotate (-3.14159265358979) translate (17.95cm 4.874cm)" svg:viewBox="0 0 1400 2500" svg:d="M1400 0c-800 0-1400 2500-1400 2500">
          <text:p/>
        </draw:path>
        <draw:custom-shape draw:style-name="gr26" draw:text-style-name="P9" draw:layer="layout" svg:width="0.3cm" svg:height="0.4cm" draw:transform="rotate (0.29862583501623) translate (0.9cm 2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2" draw:layer="layout" svg:width="0.3cm" svg:height="0.399cm" draw:transform="rotate (-1.61826928244914) translate (16.554cm 4.74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custom-shape draw:style-name="gr50" draw:text-style-name="P8" draw:layer="layout" svg:width="3.542cm" svg:height="4.426cm" svg:x="2.382cm" svg:y="2.62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3.037cm" svg:height="2.025cm" svg:x="2.634cm" svg:y="2.925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3.037cm" svg:height="1.208cm" svg:x="2.634cm" svg:y="5.238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3.542cm" svg:height="4.426cm" svg:x="7.443cm" svg:y="2.6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037cm" svg:height="1.208cm" svg:x="7.696cm" svg:y="5.238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5) rotate (-0.13561208287996) translate (5.67123738375825cm 6.12081441303912cm)" svg:viewBox="0 0 1832 1079" svg:d="M0 0c494 0 646-20 887 279s151 843 491 797c341-46 454-61 454-61">
          <text:p/>
        </draw:path>
        <draw:custom-shape draw:style-name="gr26" draw:text-style-name="P9" draw:layer="layout" svg:width="0.296cm" svg:height="0.421cm" draw:transform="rotate (-1.5707963267949) translate (7.78cm 7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503cm" svg:y="2.62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6cm" svg:x="12.757cm" svg:y="2.925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036cm" svg:height="1.208cm" svg:x="12.757cm" svg:y="5.238cm">
          <text:p text:style-name="P1">Nex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6) rotate (-0.13561208287996) translate (10.7321934936732cm 6.12081449367663cm)" svg:viewBox="0 0 1834 1079" svg:d="M0 0c494 0 646-20 887 279 242 299 153 843 493 797s454-61 454-61">
          <text:p/>
        </draw:path>
        <draw:custom-shape draw:style-name="gr26" draw:text-style-name="P9" draw:layer="layout" svg:width="0.296cm" svg:height="0.422cm" draw:transform="rotate (-1.5707963267949) translate (12.841cm 7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503cm" svg:y="2.62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3.036cm" svg:height="2.025cm" svg:x="12.757cm" svg:y="2.925cm">
          <text:p text:style-name="P3"><text:span text:style-name="T1">Tail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3.036cm" svg:height="1.208cm" svg:x="12.757cm" svg:y="5.238cm">
          <text:p text:style-name="P10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44" draw:text-style-name="P5" draw:layer="layout" svg:width="1.399cm" svg:height="2.499cm" draw:transform="rotate (-3.14159265358979) translate (2.4cm 3.923cm)" svg:viewBox="0 0 1400 2500" svg:d="M0 0c800 0 1400 2500 1400 2500">
          <text:p/>
        </draw:path>
        <draw:path draw:style-name="gr44" draw:text-style-name="P5" draw:layer="layout" svg:width="1.399cm" svg:height="2.499cm" draw:transform="rotate (-3.14159265358979) translate (17.76cm 3.923cm)" svg:viewBox="0 0 1400 2500" svg:d="M1400 0c-800 0-1400 2500-1400 2500">
          <text:p/>
        </draw:path>
        <draw:custom-shape draw:style-name="gr45" draw:text-style-name="P12" draw:layer="layout" svg:width="0.3cm" svg:height="0.4cm" draw:transform="rotate (0.29862583501623) translate (0.8cm 1.3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2" draw:layer="layout" svg:width="0.299cm" svg:height="0.399cm" draw:transform="rotate (-1.84900180956279) translate (16.476cm 3.8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3" draw:text-style-name="P5" draw:layer="layout" svg:width="1.399cm" svg:height="2.499cm" svg:x="0.6cm" svg:y="6.03cm" svg:viewBox="0 0 1400 2500" svg:d="M1400 0c-800 0-1400 2500-1400 2500">
          <text:p/>
        </draw:path>
        <draw:path draw:style-name="gr63" draw:text-style-name="P5" draw:layer="layout" svg:width="1.399cm" svg:height="2.499cm" svg:x="16.05cm" svg:y="6cm" svg:viewBox="0 0 1400 2500" svg:d="M0 0c800 0 1400 2500 1400 2500">
          <text:p/>
        </draw:path>
        <draw:custom-shape draw:style-name="gr64" draw:text-style-name="P9" draw:layer="layout" svg:width="0.31cm" svg:height="0.38cm" draw:transform="rotate (-1.54461638801498) translate (2.38cm 5.8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9" draw:layer="layout" svg:width="0.3cm" svg:height="0.4cm" draw:transform="rotate (0.29862583501623) translate (17.25cm 8.31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4" draw:layer="layout" svg:width="3.2cm" svg:height="0.9cm" svg:x="0.3cm" svg:y="0.2cm">
          <text:p text:style-name="P3"><text:span text:style-name="T1">DEQUEUE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3.2cm" svg:height="0.9cm" svg:x="15.6cm" svg:y="0.2cm">
          <text:p text:style-name="P3"><text:span text:style-name="T1">ENQUEUE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.2cm" svg:height="0.9cm" svg:x="0.2cm" svg:y="8.8cm">
          <text:p text:style-name="P14"><text:span text:style-name="T3">ENQUEUE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.2cm" svg:height="0.9cm" svg:x="15.5cm" svg:y="8.8cm">
          <text:p text:style-name="P14"><text:span text:style-name="T3">DEQUEU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50" draw:text-style-name="P8" draw:layer="layout" svg:width="3.542cm" svg:height="4.426cm" svg:x="0.119cm" svg:y="0.09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3.037cm" svg:height="0.874cm" svg:x="0.371cm" svg:y="0.395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3.037cm" svg:height="0.947cm" svg:x="0.371cm" svg:y="2.969cm">
          <text:p text:style-name="P10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3.542cm" svg:height="4.426cm" svg:x="4.38cm" svg:y="0.093cm">
          <text:p/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081cm" svg:height="1.06cm" draw:transform="skewX (-0.205250720034533) rotate (-0.230383461263252) translate (3.40813662413057cm 3.59086199088931cm)" svg:viewBox="0 0 1082 1061" svg:d="M0 0c292 0 382-19 524 275 142 293 89 828 290 783 202-45 268-60 268-60">
          <text:p/>
        </draw:path>
        <draw:custom-shape draw:style-name="gr26" draw:text-style-name="P9" draw:layer="layout" svg:width="0.296cm" svg:height="0.421cm" draw:transform="rotate (-1.5707963267949) translate (4.817cm 4.7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8.656cm" svg:y="0.09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6cm" svg:x="8.91cm" svg:y="0.395cm">
          <text:p text:style-name="P1">Value: 6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036cm" svg:height="1.208cm" svg:x="8.91cm" svg:y="2.708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3.544cm" svg:height="4.426cm" svg:x="8.656cm" svg:y="0.09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3.037cm" svg:height="0.95cm" svg:x="0.371cm" svg:y="0.395cm">
          <text:p text:style-name="P3"><text:span text:style-name="T1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3.037cm" svg:height="0.95cm" svg:x="0.399cm" svg:y="1.669cm">
          <text:p text:style-name="P14"><text:span text:style-name="T3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3.037cm" svg:height="0.947cm" svg:x="4.636cm" svg:y="2.969cm">
          <text:p text:style-name="P10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7" draw:layer="layout" svg:width="3.037cm" svg:height="0.95cm" svg:x="4.664cm" svg:y="1.669cm">
          <text:p text:style-name="P16"><text:span text:style-name="T3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3.037cm" svg:height="0.947cm" svg:x="8.887cm" svg:y="3.022cm">
          <text:p text:style-name="P10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7" draw:layer="layout" svg:width="3.037cm" svg:height="0.95cm" svg:x="8.915cm" svg:y="1.722cm">
          <text:p text:style-name="P16"><text:span text:style-name="T3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3.037cm" svg:height="0.95cm" svg:x="8.915cm" svg:y="0.419cm">
          <text:p text:style-name="P3"><text:span text:style-name="T1">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5" draw:text-style-name="P5" draw:layer="layout" svg:width="1.081cm" svg:height="1.06cm" draw:transform="skewX (-0.205250720034533) rotate (-0.230383461263252) translate (7.67613662413056cm 3.57886199088931cm)" svg:viewBox="0 0 1082 1061" svg:d="M0 0c292 0 382-19 524 275 142 293 89 828 290 783 202-45 268-60 268-60">
          <text:p/>
        </draw:path>
        <draw:custom-shape draw:style-name="gr26" draw:text-style-name="P9" draw:layer="layout" svg:width="0.296cm" svg:height="0.421cm" draw:transform="rotate (-1.5707963267949) translate (9.081cm 4.6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1" draw:style-name="dp1" draw:master-page-name="Default">
        <draw:custom-shape draw:style-name="gr69" draw:text-style-name="P2" draw:layer="layout" svg:width="2.2cm" svg:height="0.8cm" svg:x="0.4cm" svg:y="0.9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6.1cm" svg:y="0.9cm">
          <text:p text:style-name="P1">Definition 2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6.1cm" svg:y="0.1cm">
          <text:p text:style-name="P1">Definition 1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6.1cm" svg:y="1.7cm">
          <text:p text:style-name="P1">Definition 3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2.2cm" svg:height="0.8cm" svg:x="0.4cm" svg:y="2cm">
          <text:p text:style-name="P18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2.2cm" svg:height="0.8cm" svg:x="6.7cm" svg:y="3cm">
          <text:p text:style-name="P18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6cm" svg:y1="1.3cm" svg:x2="6.1cm" svg:y2="0.4cm">
          <text:p/>
        </draw:line>
        <draw:line draw:style-name="gr8" draw:text-style-name="P5" draw:layer="layout" svg:x1="2.6cm" svg:y1="1.3cm" svg:x2="6.1cm" svg:y2="1.2cm">
          <text:p/>
        </draw:line>
        <draw:line draw:style-name="gr8" draw:text-style-name="P5" draw:layer="layout" svg:x1="2.6cm" svg:y1="1.3cm" svg:x2="6.1cm" svg:y2="2.1cm">
          <text:p/>
        </draw:line>
      </draw:page>
      <draw:page draw:name="page12" draw:style-name="dp1" draw:master-page-name="Default">
        <draw:custom-shape draw:style-name="gr72" draw:text-style-name="P21" draw:layer="layout" svg:width="6.3cm" svg:height="0.8cm" svg:x="0.25cm" svg:y="0.275cm">
          <text:p text:style-name="P20">01234<text:span text:style-name="T1">56</text:span> <text:s text:c="6"/>56%6=6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5cm" svg:y="1.075cm">
          <text:p text:style-name="P20"><text:span text:style-name="T2">65432</text:span><text:span text:style-name="T1">17</text:span> <text:s text:c="6"/>17%6=7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5cm" svg:y="1.875cm">
          <text:p text:style-name="P20">……….. <text:s text:c="7"/>……….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5cm" svg:y="2.675cm">
          <text:p text:style-name="P20">……….. <text:s text:c="7"/>……….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55cm" svg:y1="1.875cm" svg:x2="10.45cm" svg:y2="1.875cm">
          <text:p/>
        </draw:line>
        <draw:custom-shape draw:style-name="gr72" draw:text-style-name="P2" draw:layer="layout" svg:width="6.3cm" svg:height="0.8cm" svg:x="11.45cm" svg:y="0.275cm">
          <text:p text:style-name="P1">01234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5cm" svg:y="1.075cm">
          <text:p text:style-name="P1"><text:span text:style-name="T2">6543217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5cm" svg:y="1.875cm">
          <text:p text:style-name="P1">………..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5cm" svg:y="2.675cm">
          <text:p text:style-name="P1">………..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5cm" svg:y="0.2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5cm" svg:y="1.07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6cm" svg:height="0.8cm" svg:x="7.2cm" svg:y="4.675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cm" svg:y="6.275cm">
          <text:p text:style-name="P20">01234<text:span text:style-name="T1">56</text:span> <text:s text:c="6"/>56%6=6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cm" svg:y="7.075cm">
          <text:p text:style-name="P20"><text:span text:style-name="T2">65432</text:span><text:span text:style-name="T1">16</text:span> <text:s text:c="6"/>16%6=6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cm" svg:y="6.275cm">
          <text:p text:style-name="P1">01234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cm" svg:y="7.075cm">
          <text:p text:style-name="P1"><text:span text:style-name="T2">654321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cm" svg:y="6.2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cm" svg:y="7.075cm">
          <text:p text:style-name="P1">6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4cm" svg:y1="7.075cm" svg:x2="10.3cm" svg:y2="7.075cm">
          <text:p/>
        </draw:line>
        <draw:custom-shape draw:style-name="gr75" draw:text-style-name="P4" draw:layer="layout" svg:width="0.8cm" svg:height="0.8cm" svg:x="14cm" svg:y="5.375cm">
          <text:p text:style-name="P3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6cm" svg:height="0.8cm" svg:x="7.2cm" svg:y="8.575cm">
          <text:p text:style-name="P1">Bucket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3.6cm" svg:y="9.875cm">
          <text:p text:style-name="P20">01234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6.5cm" svg:y="9.875cm">
          <text:p text:style-name="P20"><text:span text:style-name="T2">654321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2.8cm" svg:y="9.8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9.4cm" svg:y="9.8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12.3cm" svg:y="9.8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2" draw:layer="layout" svg:width="0.4cm" svg:height="11.6cm" draw:transform="rotate (1.5707963267949) translate (3.6cm 11.1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8" draw:text-style-name="P2" draw:layer="layout" svg:width="8cm" svg:height="0.8cm" svg:x="5.4cm" svg:y="11.375cm">
          <text:p text:style-name="P1">O(n) worst case complexit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1cm" fo:page-height="1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2T13:18:38.647390460</dc:date>
    <meta:editing-duration>PT6H55M21S</meta:editing-duration>
    <meta:editing-cycles>60</meta:editing-cycles>
    <meta:generator>LibreOffice/6.4.6.2$Linux_X86_64 LibreOffice_project/40$Build-2</meta:generator>
    <meta:document-statistic meta:object-count="298"/>
  </office:meta>
</office:document-meta>
</file>